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textarea-horizontal-align="justify" draw:textarea-vertical-align="middle" draw:auto-grow-height="false" fo:min-height="11.35cm" fo:min-width="0cm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fill="solid" draw:fill-color="#ccffcc" draw:opacity="30%" draw:textarea-horizontal-align="right" draw:textarea-vertical-align="top" draw:auto-grow-height="false" fo:padding-top="0.175cm" fo:padding-bottom="0.175cm" fo:padding-left="0.3cm" fo:padding-right="0.3cm" draw:shadow-opacity="30%"/>
    </style:style>
    <style:style style:name="gr3" style:family="graphic" style:parent-style-name="text">
      <style:graphic-properties draw:auto-grow-height="true" draw:auto-grow-width="true" fo:min-height="0cm" fo:min-width="0cm"/>
    </style:style>
    <style:style style:name="gr4" style:family="graphic">
      <style:graphic-properties draw:fill="solid" draw:fill-color="#83caff" draw:textarea-vertical-align="middle" draw:auto-grow-height="false" fo:min-height="0.65cm" fo:min-width="1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text">
      <style:graphic-properties draw:fill="solid" draw:fill-color="#83caff" draw:textarea-vertical-align="middle" draw:auto-grow-height="false" fo:min-height="0.65cm" fo:min-width="1cm"/>
    </style:style>
    <style:style style:name="gr8" style:family="graphic" style:parent-style-name="standard">
      <style:graphic-properties draw:stroke="dash" draw:stroke-dash="Fine_20_Dashed" svg:stroke-width="0.1cm" draw:marker-start-width="0.35cm" draw:marker-end-width="0.35cm" draw:fill="solid" draw:fill-color="#ff6600" draw:opacity="30%" draw:textarea-horizontal-align="right" draw:textarea-vertical-align="top" draw:auto-grow-height="false" fo:padding-top="0.175cm" fo:padding-bottom="0.175cm" fo:padding-left="0.3cm" fo:padding-right="0.3cm" draw:shadow-opacity="3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950e" fo:min-height="0.25cm"/>
    </style:style>
    <style:style style:name="gr11" style:family="graphic" style:parent-style-name="standard">
      <style:graphic-properties draw:stroke="none" draw:fill="solid" draw:fill-color="#ff950e" fo:min-height="0.75cm"/>
    </style:style>
    <style:style style:name="gr12" style:family="graphic">
      <style:graphic-properties draw:stroke="dash" draw:stroke-dash="Fine_20_Dashed" svg:stroke-width="0.1cm" draw:marker-start-width="0.35cm" draw:marker-end-width="0.35cm" draw:fill="solid" draw:fill-color="#ccffcc" draw:opacity="30%" draw:textarea-horizontal-align="right" draw:textarea-vertical-align="top" draw:auto-grow-height="false" fo:padding-top="0.175cm" fo:padding-bottom="0.175cm" fo:padding-left="0.3cm" fo:padding-right="0.3cm" draw:shadow-opacity="30%"/>
    </style:style>
    <style:style style:name="gr13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3.513cm"/>
    </style:style>
    <style:style style:name="gr15" style:family="graphic">
      <style:graphic-properties draw:stroke="dash" draw:stroke-dash="Fine_20_Dashed" svg:stroke-width="0.1cm" draw:marker-start-width="0.35cm" draw:marker-end-width="0.35cm" draw:fill="solid" draw:fill-color="#ff6600" draw:opacity="30%" draw:textarea-horizontal-align="right" draw:textarea-vertical-align="top" draw:auto-grow-height="false" fo:padding-top="0.175cm" fo:padding-bottom="0.175cm" fo:padding-left="0.3cm" fo:padding-right="0.3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line-height="100%"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レイアウト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5cm" svg:height="3.3cm" svg:x="2.1cm" svg:y="11.2cm">
          <text:p text:style-name="P2">ok ca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96cm" svg:height="0.679cm" svg:x="1.677cm" svg:y="1.579cm">
          <draw:text-box>
            <text:p text:style-name="P3"><text:span text:style-name="T1">ブラウザ</text:span></text:p>
          </draw:text-box>
        </draw:frame>
        <draw:frame draw:style-name="gr3" draw:text-style-name="P3" draw:layer="layout" svg:width="1.721cm" svg:height="0.679cm" svg:x="9.067cm" svg:y="1.6cm">
          <draw:text-box>
            <text:p text:style-name="P3"><text:span text:style-name="T1">サーバ</text:span></text:p>
          </draw:text-box>
        </draw:frame>
        <draw:frame draw:style-name="gr3" draw:text-style-name="P4" draw:layer="layout" svg:width="1.802cm" svg:height="0.729cm" svg:x="16.327cm" svg:y="1.579cm">
          <draw:text-box>
            <text:p text:style-name="P4">Paypal</text:p>
          </draw:text-box>
        </draw:frame>
        <draw:custom-shape draw:style-name="gr1" draw:text-style-name="P1" draw:layer="レイアウト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レイアウト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レイアウト" svg:width="1.5cm" svg:height="0.9cm" svg:x="3.1cm" svg:y="2.6cm">
          <text:p text:style-name="P5"><text:span text:style-name="T2">pay by</text:span></text:p>
          <text:p text:style-name="P5"><text:span text:style-name="T2">Payp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3.7cm" svg:x2="9.8cm" svg:y2="3.7cm">
          <text:p/>
        </draw:line>
        <draw:line draw:style-name="gr5" draw:text-style-name="P1" draw:layer="layout" svg:x1="9.9cm" svg:y1="4.5cm" svg:x2="17.4cm" svg:y2="4.5cm">
          <text:p/>
        </draw:line>
        <draw:frame draw:style-name="gr6" draw:text-style-name="P3" draw:layer="layout" svg:width="6.42cm" svg:height="0.963cm" svg:x="10.389cm" svg:y="3.802cm">
          <draw:text-box>
            <text:p text:style-name="P3"><text:span text:style-name="T1">SetExpressCheckout</text:span></text:p>
          </draw:text-box>
        </draw:frame>
        <draw:line draw:style-name="gr5" draw:text-style-name="P1" draw:layer="layout" svg:x1="17.4cm" svg:y1="6.5cm" svg:x2="9.9cm" svg:y2="6.5cm">
          <text:p/>
        </draw:line>
        <draw:frame draw:style-name="gr6" draw:text-style-name="P3" draw:layer="layout" svg:width="6.42cm" svg:height="0.963cm" svg:x="10.7cm" svg:y="5.8cm">
          <draw:text-box>
            <text:p text:style-name="P3"><text:span text:style-name="T1">Paypal token</text:span></text:p>
          </draw:text-box>
        </draw:frame>
        <draw:line draw:style-name="gr5" draw:text-style-name="P1" draw:layer="layout" svg:x1="2.6cm" svg:y1="9cm" svg:x2="17.4cm" svg:y2="9cm">
          <text:p/>
        </draw:line>
        <draw:line draw:style-name="gr5" draw:text-style-name="P1" draw:layer="layout" svg:x1="9.8cm" svg:y1="7.6cm" svg:x2="2.6cm" svg:y2="7.6cm">
          <text:p/>
        </draw:line>
        <draw:frame draw:style-name="gr6" draw:text-style-name="P7" draw:layer="layout" svg:width="6.42cm" svg:height="0.963cm" svg:x="3.3cm" svg:y="6.9cm">
          <draw:text-box>
            <text:p text:style-name="P7"><text:span text:style-name="T2">Redirect http://paypal...?token=Paypal token</text:span></text:p>
          </draw:text-box>
        </draw:frame>
        <draw:frame draw:style-name="gr6" draw:text-style-name="P7" draw:layer="layout" svg:width="6.42cm" svg:height="0.963cm" svg:x="2.9cm" svg:y="8.401cm">
          <draw:text-box>
            <text:p text:style-name="P7"><text:span text:style-name="T2">http://paypal...?token=Paypal token</text:span></text:p>
          </draw:text-box>
        </draw:frame>
        <draw:custom-shape draw:style-name="gr7" draw:text-style-name="P6" draw:layer="layout" svg:width="2.5cm" svg:height="1.4cm" svg:x="2.9cm" svg:y="9.6cm">
          <text:p text:style-name="P5"><text:span text:style-name="T2">credit card</text:span><text:span text:style-name="T2">入力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4cm" svg:y1="12.1cm" svg:x2="2.6cm" svg:y2="12.1cm">
          <text:p/>
        </draw:line>
        <draw:frame draw:style-name="gr6" draw:text-style-name="P7" draw:layer="layout" svg:width="6.42cm" svg:height="0.963cm" svg:x="10.38cm" svg:y="11.4cm">
          <draw:text-box>
            <text:p text:style-name="P7"><text:span text:style-name="T2">Redirect http://returnurl</text:span></text:p>
          </draw:text-box>
        </draw:frame>
        <draw:line draw:style-name="gr5" draw:text-style-name="P1" draw:layer="layout" svg:x1="2.6cm" svg:y1="13.2cm" svg:x2="9.8cm" svg:y2="13.2cm">
          <text:p/>
        </draw:line>
        <draw:frame draw:style-name="gr6" draw:text-style-name="P7" draw:layer="layout" svg:width="6.42cm" svg:height="0.963cm" svg:x="3.68cm" svg:y="12.6cm">
          <draw:text-box>
            <text:p text:style-name="P7"><text:span text:style-name="T2">http://returnurl</text:span></text:p>
          </draw:text-box>
        </draw:frame>
        <draw:custom-shape draw:style-name="gr8" draw:text-style-name="P2" draw:layer="layout" svg:width="16.5cm" svg:height="3cm" svg:x="2.1cm" svg:y="14.8cm">
          <text:p text:style-name="P2">cancel cas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4cm" svg:y1="15.788cm" svg:x2="2.6cm" svg:y2="15.788cm">
          <text:p/>
        </draw:line>
        <draw:line draw:style-name="gr5" draw:text-style-name="P1" draw:layer="layout" svg:x1="2.6cm" svg:y1="16.888cm" svg:x2="9.8cm" svg:y2="16.888cm">
          <text:p/>
        </draw:line>
        <draw:frame draw:style-name="gr6" draw:text-style-name="P7" draw:layer="layout" svg:width="6.42cm" svg:height="0.963cm" svg:x="3.68cm" svg:y="16.288cm">
          <draw:text-box>
            <text:p text:style-name="P7"><text:span text:style-name="T2">http://cancelurl</text:span></text:p>
          </draw:text-box>
        </draw:frame>
        <draw:frame draw:style-name="gr6" draw:text-style-name="P7" draw:layer="layout" svg:width="6.42cm" svg:height="0.963cm" svg:x="10.38cm" svg:y="15.201cm">
          <draw:text-box>
            <text:p text:style-name="P7"><text:span text:style-name="T2">Redirect http://cancelurl</text:span></text:p>
          </draw:text-box>
        </draw:frame>
        <draw:frame draw:style-name="gr6" draw:text-style-name="P7" draw:layer="layout" svg:width="6.42cm" svg:height="0.963cm" svg:x="10.08cm" svg:y="12.9cm">
          <draw:text-box>
            <text:p text:style-name="P7"><text:span text:style-name="T2">取引完了画面</text:span></text:p>
          </draw:text-box>
        </draw:frame>
        <draw:frame draw:style-name="gr6" draw:text-style-name="P7" draw:layer="layout" svg:width="6.42cm" svg:height="0.963cm" svg:x="10.08cm" svg:y="16.501cm">
          <draw:text-box>
            <text:p text:style-name="P7"><text:span text:style-name="T2">ショッピングカートに戻る</text:span></text:p>
          </draw:text-box>
        </draw:frame>
        <draw:custom-shape draw:style-name="gr9" draw:text-style-name="P6" draw:layer="layout" svg:width="2cm" svg:height="1.4cm" svg:x="17.3cm" svg:y="4.8cm">
          <text:p text:style-name="P1"><text:span text:style-name="T2">取引番号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レイアウト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96cm" svg:height="0.679cm" svg:x="1.677cm" svg:y="1.579cm">
          <draw:text-box>
            <text:p text:style-name="P3"><text:span text:style-name="T1">ブラウザ</text:span></text:p>
          </draw:text-box>
        </draw:frame>
        <draw:frame draw:style-name="gr3" draw:text-style-name="P3" draw:layer="layout" svg:width="1.721cm" svg:height="0.679cm" svg:x="9.067cm" svg:y="1.6cm">
          <draw:text-box>
            <text:p text:style-name="P3"><text:span text:style-name="T1">サーバ</text:span></text:p>
          </draw:text-box>
        </draw:frame>
        <draw:frame draw:style-name="gr3" draw:text-style-name="P4" draw:layer="layout" svg:width="1.802cm" svg:height="0.729cm" svg:x="16.327cm" svg:y="1.579cm">
          <draw:text-box>
            <text:p text:style-name="P4">Paypal</text:p>
          </draw:text-box>
        </draw:frame>
        <draw:custom-shape draw:style-name="gr1" draw:text-style-name="P1" draw:layer="レイアウト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レイアウト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レイアウト" svg:width="1.5cm" svg:height="0.9cm" svg:x="3.1cm" svg:y="2.6cm">
          <text:p text:style-name="P5"><text:span text:style-name="T2">pay by</text:span></text:p>
          <text:p text:style-name="P5"><text:span text:style-name="T2">Payp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3.7cm" svg:x2="9.8cm" svg:y2="3.7cm">
          <text:p/>
        </draw:line>
        <draw:line draw:style-name="gr5" draw:text-style-name="P1" draw:layer="layout" svg:x1="9.9cm" svg:y1="4.5cm" svg:x2="17.4cm" svg:y2="4.5cm">
          <text:p/>
        </draw:line>
        <draw:frame draw:style-name="gr6" draw:text-style-name="P3" draw:layer="layout" svg:width="6.42cm" svg:height="0.963cm" svg:x="10.389cm" svg:y="3.802cm">
          <draw:text-box>
            <text:p text:style-name="P3"><text:span text:style-name="T1">SetExpressCheckout</text:span></text:p>
          </draw:text-box>
        </draw:frame>
        <draw:line draw:style-name="gr5" draw:text-style-name="P1" draw:layer="layout" svg:x1="17.4cm" svg:y1="6.5cm" svg:x2="9.9cm" svg:y2="6.5cm">
          <text:p/>
        </draw:line>
        <draw:frame draw:style-name="gr10" draw:text-style-name="P3" draw:layer="layout" svg:width="2.2cm" svg:height="0.729cm" svg:x="10.8cm" svg:y="5.6cm">
          <draw:text-box>
            <text:p text:style-name="P3"><text:span text:style-name="T1">ERROR</text:span></text:p>
          </draw:text-box>
        </draw:frame>
        <draw:line draw:style-name="gr5" draw:text-style-name="P1" draw:layer="layout" svg:x1="9.8cm" svg:y1="7.6cm" svg:x2="2.6cm" svg:y2="7.6cm">
          <text:p/>
        </draw:line>
        <draw:frame draw:style-name="gr6" draw:text-style-name="P7" draw:layer="layout" svg:width="6.42cm" svg:height="0.963cm" svg:x="3.3cm" svg:y="6.9cm">
          <draw:text-box>
            <text:p text:style-name="P7"><text:span text:style-name="T2">エラー画面。ショッピングカート表示</text:span></text:p>
          </draw:text-box>
        </draw:frame>
      </draw:page>
      <draw:page draw:name="page3" draw:style-name="dp1" draw:master-page-name="Default">
        <draw:custom-shape draw:style-name="gr1" draw:text-style-name="P1" draw:layer="レイアウト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96cm" svg:height="0.679cm" svg:x="1.677cm" svg:y="1.579cm">
          <draw:text-box>
            <text:p text:style-name="P3"><text:span text:style-name="T1">ブラウザ</text:span></text:p>
          </draw:text-box>
        </draw:frame>
        <draw:frame draw:style-name="gr3" draw:text-style-name="P3" draw:layer="layout" svg:width="1.721cm" svg:height="0.679cm" svg:x="9.067cm" svg:y="1.6cm">
          <draw:text-box>
            <text:p text:style-name="P3"><text:span text:style-name="T1">サーバ</text:span></text:p>
          </draw:text-box>
        </draw:frame>
        <draw:frame draw:style-name="gr3" draw:text-style-name="P4" draw:layer="layout" svg:width="1.802cm" svg:height="0.729cm" svg:x="16.327cm" svg:y="1.579cm">
          <draw:text-box>
            <text:p text:style-name="P4">Paypal</text:p>
          </draw:text-box>
        </draw:frame>
        <draw:custom-shape draw:style-name="gr1" draw:text-style-name="P1" draw:layer="レイアウト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レイアウト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レイアウト" svg:width="1.5cm" svg:height="0.9cm" svg:x="3.1cm" svg:y="2.6cm">
          <text:p text:style-name="P5"><text:span text:style-name="T2">pay by</text:span></text:p>
          <text:p text:style-name="P5"><text:span text:style-name="T2">Payp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3.7cm" svg:x2="9.8cm" svg:y2="3.7cm">
          <text:p/>
        </draw:line>
        <draw:line draw:style-name="gr5" draw:text-style-name="P1" draw:layer="layout" svg:x1="9.9cm" svg:y1="4.5cm" svg:x2="17.4cm" svg:y2="4.5cm">
          <text:p/>
        </draw:line>
        <draw:frame draw:style-name="gr6" draw:text-style-name="P3" draw:layer="layout" svg:width="6.42cm" svg:height="0.963cm" svg:x="10.389cm" svg:y="3.802cm">
          <draw:text-box>
            <text:p text:style-name="P3"><text:span text:style-name="T1">SetExpressCheckout</text:span></text:p>
          </draw:text-box>
        </draw:frame>
        <draw:line draw:style-name="gr5" draw:text-style-name="P1" draw:layer="layout" svg:x1="17.4cm" svg:y1="6.5cm" svg:x2="9.9cm" svg:y2="6.5cm">
          <text:p/>
        </draw:line>
        <draw:frame draw:style-name="gr6" draw:text-style-name="P3" draw:layer="layout" svg:width="6.42cm" svg:height="0.963cm" svg:x="10.7cm" svg:y="5.8cm">
          <draw:text-box>
            <text:p text:style-name="P3"><text:span text:style-name="T1">Paypal token</text:span></text:p>
          </draw:text-box>
        </draw:frame>
        <draw:line draw:style-name="gr5" draw:text-style-name="P1" draw:layer="layout" svg:x1="2.6cm" svg:y1="9cm" svg:x2="17.4cm" svg:y2="9cm">
          <text:p/>
        </draw:line>
        <draw:line draw:style-name="gr5" draw:text-style-name="P1" draw:layer="layout" svg:x1="9.8cm" svg:y1="7.6cm" svg:x2="2.6cm" svg:y2="7.6cm">
          <text:p/>
        </draw:line>
        <draw:frame draw:style-name="gr6" draw:text-style-name="P7" draw:layer="layout" svg:width="6.42cm" svg:height="0.963cm" svg:x="3.3cm" svg:y="6.9cm">
          <draw:text-box>
            <text:p text:style-name="P7"><text:span text:style-name="T2">Redirect http://paypal...?token=Paypal token</text:span></text:p>
          </draw:text-box>
        </draw:frame>
        <draw:frame draw:style-name="gr6" draw:text-style-name="P7" draw:layer="layout" svg:width="6.42cm" svg:height="0.963cm" svg:x="2.9cm" svg:y="8.401cm">
          <draw:text-box>
            <text:p text:style-name="P7"><text:span text:style-name="T2">http://paypal...?token=Paypal token</text:span></text:p>
          </draw:text-box>
        </draw:frame>
        <draw:frame draw:style-name="gr11" draw:text-style-name="P3" draw:layer="layout" svg:width="6.3cm" svg:height="1.157cm" svg:x="3cm" svg:y="9.8cm">
          <draw:text-box>
            <text:p text:style-name="P3"><text:span text:style-name="T1">放置ログインタイムアウト、</text:span><text:span text:style-name="T1">PC/</text:span><text:span text:style-name="T1">ブラウザ終了</text:span></text:p>
          </draw:text-box>
        </draw:frame>
        <draw:frame draw:style-name="gr6" draw:text-style-name="P7" draw:layer="layout" svg:width="7.4cm" svg:height="0.963cm" svg:x="3cm" svg:y="11.737cm">
          <draw:text-box>
            <text:p text:style-name="P7"><text:span text:style-name="T2">SetExpressCheckout</text:span><text:span text:style-name="T2">しただけなので、決済されず</text:span></text:p>
          </draw:text-box>
        </draw:frame>
      </draw:page>
      <draw:page draw:name="page4" draw:style-name="dp1" draw:master-page-name="Default">
        <draw:line draw:style-name="gr5" draw:text-style-name="P1" draw:layer="layout" svg:x1="2.575cm" svg:y1="13.1cm" svg:x2="9.775cm" svg:y2="13.1cm">
          <text:p/>
        </draw:line>
        <draw:custom-shape draw:style-name="gr1" draw:text-style-name="P1" draw:layer="レイアウト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レイアウト" svg:width="16.5cm" svg:height="3.4cm" svg:x="2.1cm" svg:y="11.2cm">
          <text:p text:style-name="P8">ok ca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96cm" svg:height="0.679cm" svg:x="1.677cm" svg:y="1.579cm">
          <draw:text-box>
            <text:p text:style-name="P3"><text:span text:style-name="T1">ブラウザ</text:span></text:p>
          </draw:text-box>
        </draw:frame>
        <draw:frame draw:style-name="gr3" draw:text-style-name="P3" draw:layer="layout" svg:width="1.721cm" svg:height="0.679cm" svg:x="9.067cm" svg:y="1.6cm">
          <draw:text-box>
            <text:p text:style-name="P3"><text:span text:style-name="T1">サーバ</text:span></text:p>
          </draw:text-box>
        </draw:frame>
        <draw:frame draw:style-name="gr3" draw:text-style-name="P4" draw:layer="layout" svg:width="1.802cm" svg:height="0.729cm" svg:x="16.327cm" svg:y="1.579cm">
          <draw:text-box>
            <text:p text:style-name="P4">Paypal</text:p>
          </draw:text-box>
        </draw:frame>
        <draw:custom-shape draw:style-name="gr1" draw:text-style-name="P1" draw:layer="レイアウト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レイアウト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レイアウト" svg:width="1.5cm" svg:height="0.9cm" svg:x="3.1cm" svg:y="2.6cm">
          <text:p text:style-name="P5"><text:span text:style-name="T2">pay by</text:span></text:p>
          <text:p text:style-name="P5"><text:span text:style-name="T2">Payp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3.7cm" svg:x2="9.8cm" svg:y2="3.7cm">
          <text:p/>
        </draw:line>
        <draw:line draw:style-name="gr5" draw:text-style-name="P1" draw:layer="layout" svg:x1="9.9cm" svg:y1="4.5cm" svg:x2="17.4cm" svg:y2="4.5cm">
          <text:p/>
        </draw:line>
        <draw:frame draw:style-name="gr6" draw:text-style-name="P3" draw:layer="layout" svg:width="6.42cm" svg:height="0.963cm" svg:x="10.389cm" svg:y="3.802cm">
          <draw:text-box>
            <text:p text:style-name="P3"><text:span text:style-name="T1">SetExpressCheckout</text:span></text:p>
          </draw:text-box>
        </draw:frame>
        <draw:line draw:style-name="gr5" draw:text-style-name="P1" draw:layer="layout" svg:x1="17.4cm" svg:y1="6.5cm" svg:x2="9.9cm" svg:y2="6.5cm">
          <text:p/>
        </draw:line>
        <draw:frame draw:style-name="gr6" draw:text-style-name="P3" draw:layer="layout" svg:width="6.42cm" svg:height="0.963cm" svg:x="10.7cm" svg:y="5.8cm">
          <draw:text-box>
            <text:p text:style-name="P3"><text:span text:style-name="T1">Paypal token</text:span></text:p>
          </draw:text-box>
        </draw:frame>
        <draw:line draw:style-name="gr5" draw:text-style-name="P1" draw:layer="layout" svg:x1="2.6cm" svg:y1="9cm" svg:x2="17.4cm" svg:y2="9cm">
          <text:p/>
        </draw:line>
        <draw:line draw:style-name="gr5" draw:text-style-name="P1" draw:layer="layout" svg:x1="9.8cm" svg:y1="7.6cm" svg:x2="2.6cm" svg:y2="7.6cm">
          <text:p/>
        </draw:line>
        <draw:frame draw:style-name="gr6" draw:text-style-name="P7" draw:layer="layout" svg:width="6.42cm" svg:height="0.963cm" svg:x="3.3cm" svg:y="6.9cm">
          <draw:text-box>
            <text:p text:style-name="P7"><text:span text:style-name="T2">Redirect http://paypal...?token=Paypal token</text:span></text:p>
          </draw:text-box>
        </draw:frame>
        <draw:frame draw:style-name="gr6" draw:text-style-name="P7" draw:layer="layout" svg:width="6.42cm" svg:height="0.963cm" svg:x="2.9cm" svg:y="8.401cm">
          <draw:text-box>
            <text:p text:style-name="P7"><text:span text:style-name="T2">http://paypal...?token=Paypal token</text:span></text:p>
          </draw:text-box>
        </draw:frame>
        <draw:custom-shape draw:style-name="gr4" draw:text-style-name="P6" draw:layer="レイアウト" svg:width="2.5cm" svg:height="1.4cm" svg:x="2.9cm" svg:y="9.6cm">
          <text:p text:style-name="P5"><text:span text:style-name="T2">credit card</text:span><text:span text:style-name="T2">入力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4cm" svg:y1="12.1cm" svg:x2="2.6cm" svg:y2="12.1cm">
          <text:p/>
        </draw:line>
        <draw:frame draw:style-name="gr6" draw:text-style-name="P7" draw:layer="layout" svg:width="6.42cm" svg:height="0.963cm" svg:x="10.38cm" svg:y="11.4cm">
          <draw:text-box>
            <text:p text:style-name="P7"><text:span text:style-name="T2">Redirect http://returnurl</text:span></text:p>
          </draw:text-box>
        </draw:frame>
        <draw:custom-shape draw:style-name="gr13" draw:text-style-name="P1" draw:layer="layout" svg:width="2.1cm" svg:height="2.1cm" svg:x="5.5cm" svg:y="11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6" draw:text-style-name="P7" draw:layer="layout" svg:width="6.42cm" svg:height="0.963cm" svg:x="3.68cm" svg:y="12.601cm">
          <draw:text-box>
            <text:p text:style-name="P7"><text:span text:style-name="T2">http://returnurl</text:span></text:p>
          </draw:text-box>
        </draw:frame>
        <draw:frame draw:style-name="gr6" draw:text-style-name="P7" draw:layer="layout" svg:width="6.42cm" svg:height="0.963cm" svg:x="3.3cm" svg:y="13.237cm">
          <draw:text-box>
            <text:p text:style-name="P7"><text:span text:style-name="T2">通信エラーなど</text:span></text:p>
          </draw:text-box>
        </draw:frame>
        <draw:frame draw:style-name="gr14" draw:text-style-name="P7" draw:layer="layout" svg:width="15.7cm" svg:height="3.763cm" svg:x="2.8cm" svg:y="15.037cm">
          <draw:text-box>
            <text:p text:style-name="P7"><text:span text:style-name="T2">ユーザの画面には、</text:span><text:span text:style-name="T2">Paypal</text:span><text:span text:style-name="T2">最終画面が表示されて読み込み中、あるいは何らかのエラー表示</text:span></text:p>
            <text:p text:style-name="P7"><text:span text:style-name="T2">Paypal</text:span><text:span text:style-name="T2">側は決済完了</text:span></text:p>
            <text:p text:style-name="P7"><text:span text:style-name="T2"/></text:p>
            <text:p text:style-name="P7"><text:span text:style-name="T2">ユーザが請求前に問い合わせてきた場合は、日付、</text:span><text:span text:style-name="T2">email</text:span><text:span text:style-name="T2">などをもちいて取引を参照して取引番号を取引ログから探す。</text:span><text:span text:style-name="T2">Paypal</text:span><text:span text:style-name="T2">側に取引番号が登録されているので、キャンセル</text:span></text:p>
            <text:p text:style-name="P7"><text:span text:style-name="T2"/></text:p>
            <text:p text:style-name="P7"><text:span text:style-name="T2">ユーザが請求後に気付いて、</text:span><text:span text:style-name="T2">Paypal</text:span><text:span text:style-name="T2">に申し立て＝＞チャージバック</text:span></text:p>
            <text:p text:style-name="P7"><text:span text:style-name="T2">ユーザが請求後に気付いて</text:span><text:span text:style-name="T2">Saite</text:span><text:span text:style-name="T2">に申し立て＝＞取引履歴を参照して返金</text:span></text:p>
            <text:p text:style-name="P7"><text:span text:style-name="T2"/></text:p>
          </draw:text-box>
        </draw:frame>
      </draw:page>
      <draw:page draw:name="page5" draw:style-name="dp1" draw:master-page-name="Default">
        <draw:custom-shape draw:style-name="gr1" draw:text-style-name="P1" draw:layer="レイアウト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96cm" svg:height="0.679cm" svg:x="1.677cm" svg:y="1.579cm">
          <draw:text-box>
            <text:p text:style-name="P3"><text:span text:style-name="T1">ブラウザ</text:span></text:p>
          </draw:text-box>
        </draw:frame>
        <draw:frame draw:style-name="gr3" draw:text-style-name="P3" draw:layer="layout" svg:width="1.721cm" svg:height="0.679cm" svg:x="9.067cm" svg:y="1.6cm">
          <draw:text-box>
            <text:p text:style-name="P3"><text:span text:style-name="T1">サーバ</text:span></text:p>
          </draw:text-box>
        </draw:frame>
        <draw:frame draw:style-name="gr3" draw:text-style-name="P4" draw:layer="layout" svg:width="1.802cm" svg:height="0.729cm" svg:x="16.327cm" svg:y="1.579cm">
          <draw:text-box>
            <text:p text:style-name="P4">Paypal</text:p>
          </draw:text-box>
        </draw:frame>
        <draw:custom-shape draw:style-name="gr1" draw:text-style-name="P1" draw:layer="レイアウト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レイアウト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レイアウト" svg:width="1.5cm" svg:height="0.9cm" svg:x="3.1cm" svg:y="2.6cm">
          <text:p text:style-name="P5"><text:span text:style-name="T2">pay by</text:span></text:p>
          <text:p text:style-name="P5"><text:span text:style-name="T2">Payp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3.7cm" svg:x2="9.8cm" svg:y2="3.7cm">
          <text:p/>
        </draw:line>
        <draw:line draw:style-name="gr5" draw:text-style-name="P1" draw:layer="layout" svg:x1="9.9cm" svg:y1="4.5cm" svg:x2="17.4cm" svg:y2="4.5cm">
          <text:p/>
        </draw:line>
        <draw:frame draw:style-name="gr6" draw:text-style-name="P3" draw:layer="layout" svg:width="6.42cm" svg:height="0.963cm" svg:x="10.389cm" svg:y="3.802cm">
          <draw:text-box>
            <text:p text:style-name="P3"><text:span text:style-name="T1">SetExpressCheckout</text:span></text:p>
          </draw:text-box>
        </draw:frame>
        <draw:line draw:style-name="gr5" draw:text-style-name="P1" draw:layer="layout" svg:x1="17.4cm" svg:y1="6.5cm" svg:x2="9.9cm" svg:y2="6.5cm">
          <text:p/>
        </draw:line>
        <draw:frame draw:style-name="gr6" draw:text-style-name="P3" draw:layer="layout" svg:width="6.42cm" svg:height="0.963cm" svg:x="10.7cm" svg:y="5.8cm">
          <draw:text-box>
            <text:p text:style-name="P3"><text:span text:style-name="T1">Paypal token</text:span></text:p>
          </draw:text-box>
        </draw:frame>
        <draw:line draw:style-name="gr5" draw:text-style-name="P1" draw:layer="layout" svg:x1="2.6cm" svg:y1="9cm" svg:x2="17.4cm" svg:y2="9cm">
          <text:p/>
        </draw:line>
        <draw:line draw:style-name="gr5" draw:text-style-name="P1" draw:layer="layout" svg:x1="9.8cm" svg:y1="7.6cm" svg:x2="2.6cm" svg:y2="7.6cm">
          <text:p/>
        </draw:line>
        <draw:frame draw:style-name="gr6" draw:text-style-name="P7" draw:layer="layout" svg:width="6.42cm" svg:height="0.963cm" svg:x="3.3cm" svg:y="6.9cm">
          <draw:text-box>
            <text:p text:style-name="P7"><text:span text:style-name="T2">Redirect http://paypal...?token=Paypal token</text:span></text:p>
          </draw:text-box>
        </draw:frame>
        <draw:frame draw:style-name="gr6" draw:text-style-name="P7" draw:layer="layout" svg:width="6.42cm" svg:height="0.963cm" svg:x="2.9cm" svg:y="8.401cm">
          <draw:text-box>
            <text:p text:style-name="P7"><text:span text:style-name="T2">http://paypal...?token=Paypal token</text:span></text:p>
          </draw:text-box>
        </draw:frame>
        <draw:custom-shape draw:style-name="gr4" draw:text-style-name="P6" draw:layer="レイアウト" svg:width="2.5cm" svg:height="1.4cm" svg:x="2.9cm" svg:y="9.6cm">
          <text:p text:style-name="P5"><text:span text:style-name="T2">credit card</text:span><text:span text:style-name="T2">入力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レイアウト" svg:width="16.5cm" svg:height="3cm" svg:x="2.1cm" svg:y="11.4cm">
          <text:p text:style-name="P8">cancel cas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4cm" svg:y1="12.388cm" svg:x2="2.6cm" svg:y2="12.388cm">
          <text:p/>
        </draw:line>
        <draw:line draw:style-name="gr5" draw:text-style-name="P1" draw:layer="layout" svg:x1="2.6cm" svg:y1="13.488cm" svg:x2="9.8cm" svg:y2="13.488cm">
          <text:p/>
        </draw:line>
        <draw:frame draw:style-name="gr6" draw:text-style-name="P7" draw:layer="layout" svg:width="6.42cm" svg:height="0.963cm" svg:x="3.68cm" svg:y="12.888cm">
          <draw:text-box>
            <text:p text:style-name="P7"><text:span text:style-name="T2">http://cancelurl</text:span></text:p>
          </draw:text-box>
        </draw:frame>
        <draw:frame draw:style-name="gr6" draw:text-style-name="P7" draw:layer="layout" svg:width="6.42cm" svg:height="0.963cm" svg:x="10.38cm" svg:y="11.801cm">
          <draw:text-box>
            <text:p text:style-name="P7"><text:span text:style-name="T2">Redirect http://cancelurl</text:span></text:p>
          </draw:text-box>
        </draw:frame>
        <draw:frame draw:style-name="gr6" draw:text-style-name="P7" draw:layer="layout" svg:width="6.42cm" svg:height="0.963cm" svg:x="10.08cm" svg:y="13.101cm">
          <draw:text-box>
            <text:p text:style-name="P7"><text:span text:style-name="T2">ショッピングカートに戻る</text:span></text:p>
          </draw:text-box>
        </draw:frame>
        <draw:custom-shape draw:style-name="gr13" draw:text-style-name="P1" draw:layer="layout" svg:width="2.1cm" svg:height="2.1cm" svg:x="5.501cm" svg:y="11.5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6" draw:text-style-name="P7" draw:layer="layout" svg:width="6.42cm" svg:height="0.963cm" svg:x="3.3cm" svg:y="13.638cm">
          <draw:text-box>
            <text:p text:style-name="P7"><text:span text:style-name="T2">通信エラーなど</text:span></text:p>
          </draw:text-box>
        </draw:frame>
        <draw:frame draw:style-name="gr14" draw:text-style-name="P7" draw:layer="layout" svg:width="15.7cm" svg:height="3.763cm" svg:x="2.8cm" svg:y="15.038cm">
          <draw:text-box>
            <text:p text:style-name="P7"><text:span text:style-name="T2">ユーザの画面には、読み込み中、あるいは何らかのエラー表示</text:span></text:p>
            <text:p text:style-name="P7"><text:span text:style-name="T2">Paypal</text:span><text:span text:style-name="T2">側はキャンセル</text:span></text:p>
            <text:p text:style-name="P7"><text:span text:style-name="T2"/></text:p>
            <text:p text:style-name="P7"><text:span text:style-name="T2">ユーザがブラウザの戻るボタンなどで、</text:span><text:span text:style-name="T2">Saite360</text:span><text:span text:style-name="T2">まで戻れれば、ショッピングカートが残っているため決済し直し可能</text:span></text:p>
            <text:p text:style-name="P7"><text:span text:style-name="T2">ブラウザを終了した場合は、ショッピングカートの内容は消えるため、買い物し直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P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21:02:41.190395000</meta:creation-date>
    <meta:generator>LibreOffice/4.2.8.2$Linux_X86_64 LibreOffice_project/420m0$Build-2</meta:generator>
    <dc:date>2016-03-21T16:52:04.096909580</dc:date>
    <meta:editing-duration>PT20H21M7S</meta:editing-duration>
    <meta:editing-cycles>16</meta:editing-cycles>
    <meta:document-statistic meta:object-count="113"/>
  </office:meta>
</office:document-meta>
</file>